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7438in" style:rel-column-width="7281*"/>
    </style:style>
    <style:style style:name="Tableau1.F" style:family="table-column">
      <style:table-column-properties style:column-width="2.975in" style:rel-column-width="29124*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au1.F1" style:family="table-cell">
      <style:table-cell-properties fo:padding="0.0382in" fo:border="0.5pt solid #000000"/>
    </style:style>
    <style:style style:name="Tableau1.A2" style:family="table-cell">
      <style:table-cell-properties fo:padding="0.0382in" fo:border-left="0.5pt solid #000000" fo:border-right="none" fo:border-top="none" fo:border-bottom="0.5pt solid #000000"/>
    </style:style>
    <style:style style:name="Tableau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0972f4" officeooo:paragraph-rsid="000972f4"/>
    </style:style>
    <style:style style:name="P2" style:family="paragraph" style:parent-style-name="Standard">
      <style:text-properties fo:language="en" fo:country="CA" officeooo:rsid="000c2fb9" officeooo:paragraph-rsid="000c2fb9"/>
    </style:style>
    <style:style style:name="P3" style:family="paragraph" style:parent-style-name="Table_20_Contents">
      <style:text-properties fo:language="en" fo:country="US" officeooo:rsid="000972f4" officeooo:paragraph-rsid="00097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3">Modeles</text:p>
          </table:table-cell>
          <table:table-cell table:style-name="Tableau1.A1" office:value-type="string">
            <text:p text:style-name="P3">Nombre d’annonces associes</text:p>
          </table:table-cell>
          <table:table-cell table:style-name="Tableau1.A1" office:value-type="string">
            <text:p text:style-name="P3">PVmoyenne de ce modele</text:p>
          </table:table-cell>
          <table:table-cell table:style-name="Tableau1.A1" office:value-type="string">
            <text:p text:style-name="P3">Annonces cloturees</text:p>
          </table:table-cell>
          <table:table-cell table:style-name="Tableau1.A1" office:value-type="string">
            <text:p text:style-name="P3">Annonces en cours de vente</text:p>
          </table:table-cell>
          <table:table-cell table:style-name="Tableau1.F1" office:value-type="string">
            <text:p text:style-name="P3">Somme en cours d’attente pour le sit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Nombre d’utilisateurs </text:p>
      <text:p text:style-name="P1">Nombre de poste par utilisateur</text:p>
      <text:p text:style-name="P1">Nombre d’inscription par mois</text:p>
      <text:p text:style-name="P1"><text:tab/> </text:p>
      <text:p text:style-name="P1"/>
      <text:p text:style-name="P1"/>
      <text:p text:style-name="P1"/>
      <text:p text:style-name="P2">=&gt; view mampifandray ny modeles sy ny annonces </text:p>
      <text:p text:style-name="P2"/>
      <text:p text:style-name="P2">=&gt; view statModeles</text:p>
      <text:p text:style-name="P2"/>
      <text:p text:style-name="P2">=&gt; view stat annonc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0:50:37.664000000</meta:creation-date>
    <dc:date>2024-01-11T10:24:27.760000000</dc:date>
    <meta:editing-duration>PT13H33M49S</meta:editing-duration>
    <meta:editing-cycles>2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13" meta:word-count="48" meta:character-count="307" meta:non-whitespace-character-count="267"/>
  </office:meta>
</office:document-meta>
</file>